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868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4.142cm"/>
    </style:style>
    <style:style style:name="co13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4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rticulos</text:p>
          </table:table-cell>
          <table:table-cell table:number-columns-repeated="2"/>
          <table:table-cell office:value-type="string" calcext:value-type="string">
            <text:p>pasos</text:p>
          </table:table-cell>
          <table:table-cell office:value-type="string" calcext:value-type="string">
            <text:p>movements</text:p>
          </table:table-cell>
          <table:table-cell table:number-columns-repeated="6"/>
          <table:table-cell office:value-type="string" calcext:value-type="string">
            <text:p>pasos</text:p>
          </table:table-cell>
          <table:table-cell office:value-type="string" calcext:value-type="string">
            <text:p>labels</text:p>
          </table:table-cell>
          <table:table-cell table:number-columns-repeated="5"/>
          <table:table-cell office:value-type="string" calcext:value-type="string">
            <text:p>shipment_head</text:p>
          </table:table-cell>
          <table:table-cell table:number-columns-repeated="3"/>
          <table:table-cell office:value-type="string" calcext:value-type="string">
            <text:p>ubication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ty</text:p>
          </table:table-cell>
          <table:table-cell table:number-columns-repeated="2"/>
          <table:table-cell office:value-type="string" calcext:value-type="string">
            <text:p>idmov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_transfer</text:p>
          </table:table-cell>
          <table:table-cell office:value-type="string" calcext:value-type="string">
            <text:p>origen</text:p>
          </table:table-cell>
          <table:table-cell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ype_transfer</text:p>
          </table:table-cell>
          <table:table-cell/>
          <table:table-cell office:value-type="string" calcext:value-type="string">
            <text:p>paso</text:p>
          </table:table-cell>
          <table:table-cell office:value-type="string" calcext:value-type="string">
            <text:p>idsh</text:p>
          </table:table-cell>
          <table:table-cell table:number-columns-repeated="3"/>
          <table:table-cell office:value-type="string" calcext:value-type="string">
            <text:p>ext</text:p>
          </table:table-cell>
        </table:table-row>
        <table:table-row table:style-name="ro1"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bel00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gres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cepcion</text:p>
          </table:table-cell>
        </table:table-row>
        <table:table-row table:style-name="ro1"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recepcion</text:p>
          </table:table-cell>
          <table:table-cell office:value-type="string" calcext:value-type="string">
            <text:p>transito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abel001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retiro_mcia (transito003)</text:p>
          </table:table-cell>
          <table:table-cell table:number-columns-repeated="6"/>
          <table:table-cell office:value-type="string" calcext:value-type="string">
            <text:p>almacen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abel002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_interna02</text:p>
          </table:table-cell>
          <table:table-cell table:number-columns-repeated="6"/>
          <table:table-cell office:value-type="string" calcext:value-type="string">
            <text:p>crossdock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lmacen</text:p>
          </table:table-cell>
          <table:table-cell office:value-type="string" calcext:value-type="string">
            <text:p>transito0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abel003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greso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uarentena</text:p>
          </table:table-cell>
          <table:table-cell office:value-type="string" calcext:value-type="string">
            <text:p>transfer_interna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abel003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retiro_mcia (transito006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abel004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fer_interna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recepcion</text:p>
          </table:table-cell>
          <table:table-cell office:value-type="string" calcext:value-type="string">
            <text:p>transito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lmacen</text:p>
          </table:table-cell>
          <table:table-cell office:value-type="string" calcext:value-type="string">
            <text:p>transito00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transfer_interna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alid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picking</text:p>
          </table:table-cell>
          <table:table-cell office:value-type="string" calcext:value-type="string">
            <text:p>shipment0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el pallet se puede rearmar durante el ingreso de la mercancia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el pallet tiene una etiqueta con un numero consecutivo que no se repite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el pallet puede contener dos codigos o mas, cada codigo con su etiqueta prop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ransito</text:p>
          </table:table-cell>
          <table:table-cell table:number-columns-repeated="6"/>
          <table:table-cell office:value-type="string" calcext:value-type="string">
            <text:p>cada etiqueta adherida al pallet tendra informacion del codigo, cajas,cantidad, proveedor, numero de ingreso, origen, etc.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sos</text:p>
          </table:table-cell>
          <table:table-cell office:value-type="string" calcext:value-type="string">
            <text:p>idtrans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_transfer</text:p>
          </table:table-cell>
          <table:table-cell/>
          <table:table-cell office:value-type="string" calcext:value-type="string">
            <text:p>cuando a un pallet se le retiran cajas, el numero de etiqueta queda igual pero en sistema se debe actualizar la cantidad de cajas para ese palle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transito001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 etiqueta o articulos contenidos puede cambiar de propietar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pcion</text:p>
          </table:table-cell>
          <table:table-cell/>
          <table:table-cell office:value-type="string" calcext:value-type="string">
            <text:p>transito0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1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transito003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uarentena</text:p>
          </table:table-cell>
          <table:table-cell office:value-type="string" calcext:value-type="string">
            <text:p>transfer_interna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transito004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epcion</text:p>
          </table:table-cell>
          <table:table-cell/>
          <table:table-cell office:value-type="string" calcext:value-type="string">
            <text:p>transito005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3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transito006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transfer_interna04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ck_inventory_line</text:p>
          </table:table-cell>
          <table:table-cell office:value-type="string" calcext:value-type="string">
            <text:p>guarda la lista de productos a inventariar, tabla detai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ck_inventory</text:p>
          </table:table-cell>
          <table:table-cell office:value-type="string" calcext:value-type="string">
            <text:p>guarda la informacion principal de inventario a ejecutar, tabla 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ck_location_route</text:p>
          </table:table-cell>
          <table:table-cell office:value-type="string" calcext:value-type="string">
            <text:p>configura las rutas predefinas para recibir o enviar mercancia, ejemplo: cuando se compra un producto a donde va, en un caso concreto la ruta es que va a la zona de recep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_warehouse</text:p>
          </table:table-cell>
          <table:table-cell office:value-type="string" calcext:value-type="string">
            <text:p>guarda la configuracion, nombre y propiedades del almac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ck_warehouse_orderpoint</text:p>
          </table:table-cell>
          <table:table-cell office:value-type="string" calcext:value-type="string">
            <text:p>reglas de rea-bastecimiento para los productos listados en la tab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ck_wh_resupply_table</text:p>
          </table:table-cell>
          <table:table-cell office:value-type="string" calcext:value-type="string">
            <text:p>relaciona el almacen con otro almacen de donde se proveera de mercanci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duct_uom_categ</text:p>
          </table:table-cell>
          <table:table-cell office:value-type="string" calcext:value-type="string">
            <text:p>guarda la lista de categorias de unidades de medid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duct_uom</text:p>
          </table:table-cell>
          <table:table-cell office:value-type="string" calcext:value-type="string">
            <text:p>guarda la lista de unidades de medi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_product</text:p>
          </table:table-cell>
          <table:table-cell office:value-type="string" calcext:value-type="string">
            <text:p>contiene la lista de los productos del siste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_template</text:p>
          </table:table-cell>
          <table:table-cell office:value-type="string" calcext:value-type="string">
            <text:p>contiene datos adicionales del producto, precio, codigo ean, tiempo de vida, tiempo de eliminac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move</text:p>
          </table:table-cell>
          <table:table-cell office:value-type="string" calcext:value-type="string">
            <text:p>lista los movimientos de inventario a diferentes ubicaciones y actualiza el estatus y la fecha de modificación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quant</text:p>
          </table:table-cell>
          <table:table-cell office:value-type="string" calcext:value-type="string">
            <text:p>realiza el movimiento sumando y restando las cantidades a transferir entre las diferentes ubicacion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quant_move_rel</text:p>
          </table:table-cell>
          <table:table-cell office:value-type="string" calcext:value-type="string">
            <text:p>lista los ids de movimientos de stock_move y stock_qu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rchase_order</text:p>
          </table:table-cell>
          <table:table-cell office:value-type="string" calcext:value-type="string">
            <text:p>tabla que guarda la informacion de las ordenes de compra, incluye fecha de creacion, fecha modificacion, status, etc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rchase_order_line</text:p>
          </table:table-cell>
          <table:table-cell office:value-type="string" calcext:value-type="string">
            <text:p>tabla que guarda los items que corresponden a cada purchase_order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tener una ubicacion con nombre del proveedor para hacer la transferencia de entrada a recepcio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P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0:33:21.000356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05:03.389666243</meta:creation-date>
    <dc:date>2015-01-12T16:20:40.184966707</dc:date>
    <meta:editing-duration>P3DT11H32M59S</meta:editing-duration>
    <meta:editing-cycles>78</meta:editing-cycles>
    <meta:generator>LibreOffice/4.2.7.2$Linux_X86_64 LibreOffice_project/420m0$Build-2</meta:generator>
    <meta:document-statistic meta:table-count="2" meta:cell-count="290" meta:object-count="0"/>
  </office:meta>
</office:document-meta>
</file>